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5F0000007719CC11597CCD8F76.png" manifest:media-type="image/png"/>
  <manifest:file-entry manifest:full-path="Pictures/100415E8000009D300000C4E63E8ECE1178501EB.emf" manifest:media-type="image/x-emf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DejaVu Sans" svg:font-family="'DejaVu Sans'" style:font-adornments="Bold" style:font-family-generic="swiss" style:font-pitch="variable"/>
    <style:font-face style:name="Helvetica" svg:font-family="Helvetica"/>
    <style:font-face style:name="Helvetica Neue" svg:font-family="'Helvetica Neue'" style:font-pitch="variable"/>
    <style:font-face style:name="Helvetica Neue1" svg:font-family="'Helvetica Neue'" style:font-family-generic="swiss" style:font-pitch="variable"/>
    <style:font-face style:name="Helvetica1" svg:font-family="Helvetica" style:font-family-generic="swiss" style:font-pitch="variable"/>
    <style:font-face style:name="Lucida Grande" svg:font-family="'Lucida Grand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VAG Rounded Std Bold" svg:font-family="'VAG Rounded Std Bold'" style:font-pitch="variable"/>
    <style:font-face style:name="VAG Rounded Std Light" svg:font-family="'VAG Rounded Std Light'" style:font-pitch="variable"/>
    <style:font-face style:name="Wingdings" svg:font-family="Wingdings" style:font-pitch="variable" style:font-charset="x-symbol"/>
    <style:font-face style:name="ヒラギノ角ゴ Pro W3" svg:font-family="'ヒラギノ角ゴ Pro W3'" style:font-pitch="variable"/>
  </office:font-face-decls>
  <office:automatic-styles>
    <style:style style:name="P1" style:family="paragraph" style:parent-style-name="Titre_20_11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VAG Rounded Std Light" style:font-name-complex="VAG Rounded Std Light"/>
    </style:style>
    <style:style style:name="P2" style:family="paragraph" style:parent-style-name="Standard">
      <style:paragraph-properties fo:margin-left="0.751cm" fo:margin-right="0cm" fo:text-indent="1.249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VAG Rounded Std Light" fo:font-size="15pt" style:font-size-asian="15pt" style:font-name-complex="VAG Rounded Std Light"/>
    </style:style>
    <style:style style:name="P3" style:family="paragraph" style:parent-style-name="Pied_20_de_20_page1">
      <style:paragraph-properties fo:text-align="center" style:justify-single-word="false">
        <style:tab-stops>
          <style:tab-stop style:position="8.001cm" style:type="center"/>
          <style:tab-stop style:position="15.963cm" style:type="right"/>
          <style:tab-stop style:position="16.235cm"/>
        </style:tab-stops>
      </style:paragraph-properties>
      <style:text-properties style:font-name="VAG Rounded Std Light" fo:font-size="8pt" style:font-size-asian="8pt" style:font-name-complex="VAG Rounded Std Light"/>
    </style:style>
    <style:style style:name="P4" style:family="paragraph" style:parent-style-name="Standard">
      <style:paragraph-properties fo:margin-left="0.751cm" fo:margin-right="0cm" fo:text-indent="1.249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VAG Rounded Std Bold" fo:font-size="11pt" style:font-size-asian="11pt" style:font-name-complex="VAG Rounded Std Bold"/>
    </style:style>
    <style:style style:name="P5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 Neue1" style:font-name-complex="Helvetica Neue1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VAG Rounded Std Light" fo:font-size="13pt" style:font-size-asian="13pt" style:font-name-complex="VAG Rounded Std Bold" style:font-size-complex="13pt"/>
    </style:style>
    <style:style style:name="P7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DejaVu Sans" fo:font-size="12pt" style:font-size-asian="12pt" style:font-name-complex="Helvetica Neue1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DejaVu Sans" fo:font-size="12pt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style:font-name-asian="Times New Roman" style:font-size-asian="12pt" style:language-asian="fr" style:country-asian="FR" style:font-name-complex="Helvetica Neue1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DejaVu Sans" fo:font-size="12pt" fo:letter-spacing="normal" fo:font-style="normal" fo:font-weight="normal" style:font-size-asian="12pt" style:font-size-complex="12pt"/>
    </style:style>
    <style:style style:name="P11" style:family="paragraph" style:parent-style-name="Titre_20_11" style:master-page-name="Standard">
      <style:paragraph-properties fo:margin-left="2cm" fo:margin-right="0cm" fo:text-indent="-2cm" style:auto-text-indent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VAG Rounded Std Light" style:font-name-complex="VAG Rounded Std Light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03832"/>
    </style:style>
    <style:style style:name="fr1" style:family="graphic" style:parent-style-name="Graphics">
      <style:graphic-properties fo:margin-left="0cm" fo:margin-right="0.106cm" fo:margin-top="0.106cm" fo:margin-bottom="0.106cm" style:wrap="parallel" style:number-wrapped-paragraphs="no-limit" style:wrap-contour="true" style:wrap-contour-mode="outside" style:vertical-pos="from-top" style:vertical-rel="line" style:horizontal-pos="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/text:p>
      <text:p text:style-name="P5"/>
      <text:p text:style-name="P7">Graulhet, le 15/1/2024</text:p>
      <text:p text:style-name="P7"/>
      <text:p text:style-name="P9">Madame, monsieur,</text:p>
      <text:p text:style-name="P10"/>
      <text:p text:style-name="P10">Nous avons fait l'acquisition chez le revendeur Rouergue Remorque (FR) d'un châssis de remorque tiny house type O2T - YB835000TT2182363 (voir certificat de conformité ci-joint). Cette remorque est destinée à la création d'une salle de spectacle itinérante.</text:p>
      <text:p text:style-name="P10"/>
      <text:p text:style-name="P10">Dans le cadre de cette création, nous avons contacté la DREAL* afin d'obtenir un nouveau certificat de circulation (carte grise) prenant en compte les aménagements apportés au châssis. Pour compléter le dossier de réception à Titre isolé de véhicule auprès de la DREAL, nous devons fournir un avis positif du constructeur dans le cas où : </text:p>
      <text:p text:style-name="P8"><text:span text:style-name="T1">«  </text:span><text:span text:style-name="T2">le châssis a subi les transformations suivantes par rapport au type décrit dans la notice du constructeur. (…) joindre l'accord écrit du service technique du constructeur</text:span> »</text:p>
      <text:p text:style-name="P8"/>
      <text:p text:style-name="P10">Voilà les modifications que nous avons apportées par rapport au type décrit dans la notice.</text:p>
      <text:p text:style-name="P10"/>
      <text:p text:style-name="P10">- Longueur (ajout d'un déport arrière en toiture (282 mm)</text:p>
      <text:p text:style-name="P10">- Largeur (châssis de hublots dépassant de (13 mm de chaque côté)</text:p>
      <text:p text:style-name="P10">- Hauteur (la hauteur totale avec carrosserie est de 3100 mm)</text:p>
      <text:p text:style-name="P10">- Longueur de la zone de chargement (ajout d'un coffre sur la flèche d'une longueur de 427 mm)</text:p>
      <text:p text:style-name="P10"/>
      <text:p text:style-name="P10">Pour information, les limites de poids fixées lors de la réception du véhicule ne sont pas dépassées. La répartition des charges est maintenue.</text:p>
      <text:p text:style-name="P10"/>
      <text:p text:style-name="P10">Dans le cadre de la constitution de notre dossier de réception à Titre isolé de véhicule auprès de la DREAL, nous avons donc besoin d'un accord écrit de votre part validant ces modifications.</text:p>
      <text:p text:style-name="P10"/>
      <text:p text:style-name="P10">Vous trouverez ci-joint une description détaillée de ces modifications par rapport au type décrit dans la notice.</text:p>
      <text:p text:style-name="P10"/>
      <text:p text:style-name="P10">Dans l'attente de votre retour,</text:p>
      <text:p text:style-name="P10"/>
      <text:p text:style-name="P10">Bien à vous,</text:p>
      <text:p text:style-name="P10"/>
      <text:p text:style-name="P10">Bertrand Lenclos</text:p>
      <text:p text:style-name="P10">Cie NOKILL</text:p>
      <text:p text:style-name="P10"/>
      <text:p text:style-name="P10">* DREAL : organisme français gérant l'homologation des véhicu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DejaVu Sans" svg:font-family="'DejaVu Sans'" style:font-adornments="Bold" style:font-family-generic="swiss" style:font-pitch="variable"/>
    <style:font-face style:name="Helvetica" svg:font-family="Helvetica"/>
    <style:font-face style:name="Helvetica Neue" svg:font-family="'Helvetica Neue'" style:font-pitch="variable"/>
    <style:font-face style:name="Helvetica Neue1" svg:font-family="'Helvetica Neue'" style:font-family-generic="swiss" style:font-pitch="variable"/>
    <style:font-face style:name="Helvetica1" svg:font-family="Helvetica" style:font-family-generic="swiss" style:font-pitch="variable"/>
    <style:font-face style:name="Lucida Grande" svg:font-family="'Lucida Grand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VAG Rounded Std Bold" svg:font-family="'VAG Rounded Std Bold'" style:font-pitch="variable"/>
    <style:font-face style:name="VAG Rounded Std Light" svg:font-family="'VAG Rounded Std Light'" style:font-pitch="variable"/>
    <style:font-face style:name="Wingdings" svg:font-family="Wingdings" style:font-pitch="variable" style:font-charset="x-symbol"/>
    <style:font-face style:name="ヒラギノ角ゴ Pro W3" svg:font-family="'ヒラギノ角ゴ Pro W3'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loext:opacity="100%" style:font-name="Helvetica1" fo:font-family="Helvetica" style:font-family-generic="swiss" style:font-pitch="variable" fo:font-size="12pt" fo:language="fr" fo:country="FR" style:font-name-asian="ヒラギノ角ゴ Pro W3" style:font-family-asian="'ヒラギノ角ゴ Pro W3'" style:font-pitch-asian="variable" style:font-size-asian="12pt" style:font-name-complex="Helvetica1" style:font-family-complex="Helvetic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itre_20_11" style:display-name="Titre 11" style:family="paragraph" style:next-style-name="Standard">
      <style:paragraph-properties fo:orphans="2" fo:widows="2" fo:keep-with-next="always"/>
      <style:text-properties fo:color="#000000" loext:opacity="100%" style:font-name="Lucida Grande" fo:font-family="'Lucida Grande'" style:font-pitch="variable" fo:font-size="18pt" fo:language="fr" fo:country="FR" style:font-name-asian="ヒラギノ角ゴ Pro W3" style:font-family-asian="'ヒラギノ角ゴ Pro W3'" style:font-pitch-asian="variable" style:font-size-asian="18pt" style:font-name-complex="Lucida Grande" style:font-family-complex="'Lucida Grande'" style:font-pitch-complex="variable" style:font-size-complex="10pt" style:language-complex="ar" style:country-complex="SA"/>
    </style:style>
    <style:style style:name="Pied_20_de_20_page1" style:display-name="Pied de page1" style:family="paragraph">
      <style:paragraph-properties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loext:opacity="100%" style:font-name="Times" fo:font-family="Times" style:font-pitch="variable" fo:font-size="12pt" fo:language="fr" fo:country="FR" style:font-name-asian="ヒラギノ角ゴ Pro W3" style:font-family-asian="'ヒラギノ角ゴ Pro W3'" style:font-pitch-asian="variable" style:font-size-asian="12pt" style:font-name-complex="Times" style:font-family-complex="Times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En-tête_20_Car" style:display-name="En-tête Car" style:family="text">
      <style:text-properties fo:color="#000000" loext:opacity="100%" style:font-name="Helvetica1" fo:font-family="Helvetica" style:font-family-generic="swiss" style:font-pitch="variable" fo:font-size="12pt" style:font-name-asian="ヒラギノ角ゴ Pro W3" style:font-family-asian="'ヒラギノ角ゴ Pro W3'" style:font-pitch-asian="variable" style:font-size-asian="12pt" style:font-name-complex="Helvetica1" style:font-family-complex="Helvetica" style:font-family-generic-complex="swiss" style:font-pitch-complex="variable" style:font-size-complex="12pt"/>
    </style:style>
    <style:style style:name="Pied_20_de_20_page_20_Car" style:display-name="Pied de page Car" style:family="text">
      <style:text-properties fo:color="#000000" loext:opacity="100%" style:font-name="Helvetica1" fo:font-family="Helvetica" style:font-family-generic="swiss" style:font-pitch="variable" fo:font-size="12pt" style:font-name-asian="ヒラギノ角ゴ Pro W3" style:font-family-asian="'ヒラギノ角ゴ Pro W3'" style:font-pitch-asian="variable" style:font-size-asian="12pt" style:font-name-complex="Helvetica1" style:font-family-complex="Helvetica" style:font-family-generic-complex="swiss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1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VAG Rounded Std Light" style:font-name-complex="VAG Rounded Std Light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VAG Rounded Std Light" fo:font-size="13pt" style:font-size-asian="13pt" style:font-name-complex="VAG Rounded Std Bold" style:font-size-complex="13pt"/>
    </style:style>
    <style:style style:name="MP3" style:family="paragraph" style:parent-style-name="Standard">
      <style:paragraph-properties fo:margin-left="0.751cm" fo:margin-right="0cm" fo:text-indent="1.249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VAG Rounded Std Light" fo:font-size="15pt" style:font-size-asian="15pt" style:font-name-complex="VAG Rounded Std Light"/>
    </style:style>
    <style:style style:name="MP4" style:family="paragraph" style:parent-style-name="Standard">
      <style:paragraph-properties fo:margin-left="0.751cm" fo:margin-right="0cm" fo:text-indent="1.249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VAG Rounded Std Bold" fo:font-size="11pt" style:font-size-asian="11pt" style:font-name-complex="VAG Rounded Std Bold"/>
    </style:style>
    <style:style style:name="MP5" style:family="paragraph" style:parent-style-name="Pied_20_de_20_page1">
      <style:paragraph-properties fo:text-align="center" style:justify-single-word="false">
        <style:tab-stops>
          <style:tab-stop style:position="8.001cm" style:type="center"/>
          <style:tab-stop style:position="15.963cm" style:type="right"/>
          <style:tab-stop style:position="16.235cm"/>
        </style:tab-stops>
      </style:paragraph-properties>
      <style:text-properties style:font-name="VAG Rounded Std Light" fo:font-size="8pt" style:font-size-asian="8pt" style:font-name-complex="VAG Rounded Std Light"/>
    </style:style>
    <style:style style:name="MT1" style:family="text">
      <style:text-properties officeooo:rsid="00103832"/>
    </style:style>
    <style:style style:name="Mfr1" style:family="graphic" style:parent-style-name="Graphics">
      <style:graphic-properties fo:margin-left="0cm" fo:margin-right="0.106cm" fo:margin-top="0.106cm" fo:margin-bottom="0.106cm" style:wrap="parallel" style:number-wrapped-paragraphs="no-limit" style:wrap-contour="true" style:wrap-contour-mode="outside" style:vertical-pos="from-top" style:vertical-rel="line" style:horizontal-pos="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 <text:s/></text:p>
        <text:p text:style-name="MP2">NOKILL - 6 rue du docteur Bastié 81300 Graulhet - 06 09 90 38 97 - <text:span text:style-name="MT1">admin</text:span>@nokill.fr</text:p>
      </style:header>
      <style:header-left>
        <text:p text:style-name="MP1"><text:tab/> <text:s/><draw:frame draw:style-name="Mfr1" draw:name="images2" text:anchor-type="char" svg:y="0cm" svg:width="2.54cm" svg:height="3.175cm" draw:z-index="0"><draw:image xlink:href="Pictures/100415E8000009D300000C4E63E8ECE1178501EB.emf" xlink:type="simple" xlink:show="embed" xlink:actuate="onLoad" draw:mime-type="image/x-emf"/><draw:image xlink:href="Pictures/100000010000005F0000007719CC11597CCD8F76.png" xlink:type="simple" xlink:show="embed" xlink:actuate="onLoad" draw:mime-type="image/png"/><draw:contour-polygon svg:width="2.334cm" svg:height="3.051cm" svg:viewBox="0 0 2334 3051" draw:points="1711,79 259,79 103,106 103,2095 207,2228 103,2254 103,3130 2411,3130 2437,2254 2100,2175 2437,2069 2437,344 2385,106 2333,79" draw:recreate-on-edit="false"/></draw:frame></text:p>
        <text:p text:style-name="MP3"/>
        <text:p text:style-name="MP4"/>
        <text:p text:style-name="MP4"/>
        <text:p text:style-name="MP4"/>
        <text:p text:style-name="MP4"><text:s/>6 <text:s/>rue du docteur Bastié 81300 Graulhet <text:s/>- <text:s/>06 09 90 38 97 <text:s/>- <text:s/>contact @nokill.fr</text:p>
      </style:header-left>
      <style:footer>
        <text:p text:style-name="MP5">NOKILL – Production pour le spectacle vivant, la télévision et le cinéma</text:p>
        <text:p text:style-name="MP5">mail contact@nokill.fr - tél 06 09 90 38 97 </text:p>
        <text:p text:style-name="MP5">S.A.R.L au capital de 7775 euros - RSC CASTRES 391 024 189</text:p>
        <text:p text:style-name="MP5">SIRET 391 024 189 000 55 - SIREN 391 024 189 - TVA FR 72391024189</text:p>
      </style:footer>
      <style:footer-left>
        <text:p text:style-name="MP5">NOKILL – Production pour la télévision et le cinéma</text:p>
        <text:p text:style-name="MP5">mail contact@nokill.fr - tél 06 09 90 38 97 </text:p>
        <text:p text:style-name="MP5">S.A.R.L au capital de 7775 euros - RSC CASTRES 391 024 189</text:p>
        <text:p text:style-name="MP5">SIRET 391 024 189 000 55 - SIREN 391 024 189 - TVA FR 72391024189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rtrand Lenclos</meta:initial-creator>
    <meta:creation-date>2016-05-02T16:52:00</meta:creation-date>
    <dc:date>2024-01-15T11:40:40.995833333</dc:date>
    <meta:print-date>2023-02-02T08:11:46</meta:print-date>
    <meta:editing-cycles>16</meta:editing-cycles>
    <meta:editing-duration>PT2H52M15S</meta:editing-duration>
    <meta:printed-by>Bertrand Lenclos</meta:printed-by>
    <meta:generator>LibreOffice/7.4.5.1$Linux_X86_64 LibreOffice_project/40$Build-1</meta:generator>
    <meta:document-statistic meta:table-count="0" meta:image-count="1" meta:object-count="0" meta:page-count="1" meta:paragraph-count="31" meta:word-count="410" meta:character-count="2386" meta:non-whitespace-character-count="1985"/>
  </office:meta>
</office:document-meta>
</file>